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3" style:family="graphic" style:parent-style-name="standard">
      <style:graphic-properties draw:textarea-horizontal-align="center" draw:textarea-vertical-align="middle" fo:padding-top="0cm" fo:padding-bottom="0cm" fo:padding-left="0cm" fo:padding-right="0cm"/>
    </style:style>
    <style:style style:name="gr4" style:family="graphic" style:parent-style-name="objectwithoutfill">
      <style:graphic-properties draw:fill="none" draw:textarea-horizontal-align="center" draw:textarea-vertical-align="middle" fo:padding-top="0cm" fo:padding-bottom="0cm" fo:padding-left="0cm" fo:padding-right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 fo:padding-top="0cm" fo:padding-bottom="0cm" fo:padding-left="0cm" fo:padding-right="0cm"/>
    </style:style>
    <style:style style:name="gr6" style:family="graphic" style:parent-style-name="standard">
      <style:graphic-properties svg:stroke-color="#008080" draw:textarea-vertical-align="middle" draw:auto-grow-height="false" fo:min-height="0.749cm" fo:min-width="0.499cm" fo:padding-top="0cm" fo:padding-bottom="0cm" fo:padding-left="0cm" fo:padding-right="0cm"/>
    </style:style>
    <style:style style:name="gr7" style:family="graphic" style:parent-style-name="objectwithoutfill">
      <style:graphic-properties svg:stroke-color="#ff0000" draw:fill="none" draw:textarea-horizontal-align="center" draw:textarea-vertical-align="middle" fo:padding-top="0cm" fo:padding-bottom="0cm" fo:padding-left="0cm" fo:padding-right="0cm"/>
    </style:style>
    <style:style style:name="gr8" style:family="graphic" style:parent-style-name="standard">
      <style:graphic-properties style:protect="size"/>
    </style:style>
    <style:style style:name="gr9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0" style:family="graphic" style:parent-style-name="standard">
      <style:graphic-properties svg:stroke-color="#ff0000" draw:fill="solid" draw:fill-color="#ff00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9pt"/>
    </style:style>
    <style:style style:name="P4" style:family="paragraph">
      <style:text-properties fo:font-family="'Standard Symbols L'" style:font-pitch="variable" style:font-charset="x-symbol" fo:font-size="9pt"/>
    </style:style>
    <style:style style:name="P5" style:family="paragraph">
      <style:paragraph-properties fo:text-align="center"/>
      <style:text-properties fo:font-size="9pt"/>
    </style:style>
    <style:style style:name="T1" style:family="text">
      <style:text-properties fo:font-size="9pt"/>
    </style:style>
    <style:style style:name="T2" style:family="text">
      <style:text-properties fo:font-family="'Standard Symbols L'" style:font-pitch="variable" style:font-charset="x-symbol" fo:font-size="9pt"/>
    </style:style>
    <style:style style:name="T3" style:family="text">
      <style:text-properties style:text-position="sub 58%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0.7cm" svg:x2="4cm" svg:y2="6.7cm">
            <text:p text:style-name="P2"/>
          </draw:line>
          <draw:line draw:style-name="gr1" draw:text-style-name="P1" draw:layer="layout" svg:x1="3.5cm" svg:y1="5.7cm" svg:x2="8.5cm" svg:y2="5.7cm">
            <text:p text:style-name="P2"/>
          </draw:line>
          <draw:frame draw:style-name="gr2" draw:text-style-name="P3" draw:layer="layout" svg:width="0.205cm" svg:height="0.374cm" svg:x="3.524cm" svg:y="6.2cm">
            <draw:text-box>
              <text:p text:style-name="P2"><text:span text:style-name="T1">p</text:span></text:p>
            </draw:text-box>
          </draw:frame>
          <draw:frame draw:style-name="gr2" draw:text-style-name="P4" draw:layer="layout" svg:width="0.565cm" svg:height="0.5cm" svg:x="8.1cm" svg:y="5.867cm">
            <draw:text-box>
              <text:p text:style-name="P2"><text:span text:style-name="T2">S</text:span><text:span text:style-name="T3">Mob</text:span></text:p>
            </draw:text-box>
          </draw:frame>
          <draw:line draw:style-name="gr3" draw:text-style-name="P5" draw:layer="layout" svg:x1="3.8cm" svg:y1="1.6cm" svg:x2="4.3cm" svg:y2="1.6cm">
            <text:p text:style-name="P2"/>
          </draw:line>
          <draw:line draw:style-name="gr3" draw:text-style-name="P5" draw:layer="layout" svg:x1="3.8cm" svg:y1="4.2cm" svg:x2="4.3cm" svg:y2="4.2cm">
            <text:p text:style-name="P2"/>
          </draw:line>
          <draw:line draw:style-name="gr3" draw:text-style-name="P5" draw:layer="layout" svg:x1="3.8cm" svg:y1="2.8cm" svg:x2="4.3cm" svg:y2="2.8cm">
            <text:p text:style-name="P2"/>
          </draw:line>
          <draw:frame draw:style-name="gr2" draw:text-style-name="P3" draw:layer="layout" svg:width="1.103cm" svg:height="0.374cm" svg:x="2.6cm" svg:y="2.6cm">
            <draw:text-box>
              <text:p text:style-name="P2"><text:span text:style-name="T1">plev(k)</text:span></text:p>
            </draw:text-box>
          </draw:frame>
          <draw:frame draw:style-name="gr2" draw:text-style-name="P3" draw:layer="layout" svg:width="1.42cm" svg:height="0.374cm" svg:x="2.3cm" svg:y="1.4cm">
            <draw:text-box>
              <text:p text:style-name="P2"><text:span text:style-name="T1">plev(k-1)</text:span></text:p>
            </draw:text-box>
          </draw:frame>
          <draw:frame draw:style-name="gr2" draw:text-style-name="P3" draw:layer="layout" svg:width="1.573cm" svg:height="0.374cm" svg:x="2.1cm" svg:y="4cm">
            <draw:text-box>
              <text:p text:style-name="P2"><text:span text:style-name="T1">plev(k+1)</text:span></text:p>
            </draw:text-box>
          </draw:frame>
          <draw:polyline draw:style-name="gr4" draw:text-style-name="P5" draw:layer="layout" svg:width="2cm" svg:height="4.3cm" svg:x="4.5cm" svg:y="0.7cm" svg:viewBox="0 0 2001 4301" draw:points="0,0 500,1500 1500,3000 2000,4300">
            <text:p text:style-name="P2"/>
          </draw:polyline>
          <draw:line draw:style-name="gr5" draw:text-style-name="P5" draw:layer="layout" svg:x1="3.9cm" svg:y1="1.6cm" svg:x2="7.4cm" svg:y2="1.6cm">
            <text:p text:style-name="P2"/>
          </draw:line>
          <draw:line draw:style-name="gr5" draw:text-style-name="P5" draw:layer="layout" svg:x1="3.9cm" svg:y1="2.2cm" svg:x2="7.4cm" svg:y2="2.2cm">
            <text:p text:style-name="P2"/>
          </draw:line>
          <draw:line draw:style-name="gr5" draw:text-style-name="P5" draw:layer="layout" svg:x1="3.9cm" svg:y1="2.8cm" svg:x2="7.4cm" svg:y2="2.8cm">
            <text:p text:style-name="P2"/>
          </draw:line>
          <draw:line draw:style-name="gr5" draw:text-style-name="P5" draw:layer="layout" svg:x1="3.9cm" svg:y1="3.7cm" svg:x2="7.4cm" svg:y2="3.7cm">
            <text:p text:style-name="P2"/>
          </draw:line>
          <draw:line draw:style-name="gr5" draw:text-style-name="P5" draw:layer="layout" svg:x1="3.9cm" svg:y1="4.2cm" svg:x2="7.4cm" svg:y2="4.2cm">
            <text:p text:style-name="P2"/>
          </draw:line>
          <draw:line draw:style-name="gr5" draw:text-style-name="P5" draw:layer="layout" svg:x1="3.9cm" svg:y1="4.6cm" svg:x2="7.4cm" svg:y2="4.6cm">
            <text:p text:style-name="P2"/>
          </draw:line>
          <draw:custom-shape draw:style-name="gr6" draw:text-style-name="P5" draw:layer="layout" svg:width="0.4cm" svg:height="0.4cm" svg:x="4.6cm" svg:y="1.4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5" draw:layer="layout" svg:width="0.4cm" svg:height="0.4cm" svg:x="5.2cm" svg:y="2.6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5" draw:layer="layout" svg:width="0.4cm" svg:height="0.4cm" svg:x="6cm" svg:y="4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polyline draw:style-name="gr7" draw:text-style-name="P5" draw:layer="layout" svg:width="2.111cm" svg:height="4.817cm" svg:x="4.5cm" svg:y="0.2cm" svg:viewBox="0 0 2112 4818" draw:points="0,0 277,1400 898,2600 1696,4000 2111,4817">
            <text:p text:style-name="P2"/>
          </draw:polyline>
          <draw:frame draw:style-name="gr8" draw:layer="layout" svg:width="3.517cm" svg:height="0.407cm" svg:x="0.4cm" svg:y="3.462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9" draw:text-style-name="P1" draw:layer="layout" svg:width="0.1cm" svg:height="0.1cm" svg:x="4.93cm" svg:y="2.13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9" draw:text-style-name="P1" draw:layer="layout" svg:width="0.1cm" svg:height="0.1cm" svg:x="5.96cm" svg:y="3.63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" draw:layer="layout" svg:width="0.1cm" svg:height="0.1cm" svg:x="4.73cm" svg:y="1.53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" draw:layer="layout" svg:width="0.1cm" svg:height="0.1cm" svg:x="5.33cm" svg:y="2.73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" draw:layer="layout" svg:width="0.1cm" svg:height="0.1cm" svg:x="6.13cm" svg:y="4.13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9-23T13:10:50</meta:creation-date>
    <dc:date>2008-09-23T14:51:13</dc:date>
    <dc:language>fr-FR</dc:language>
    <meta:editing-cycles>12</meta:editing-cycles>
    <meta:editing-duration>PT1H30M12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qrt>
      <math:mrow>
        <math:mi math:fontstyle="italic">plev</math:mi>
        <math:mrow>
          <math:mrow>
            <math:mo math:stretchy="false">(</math:mo>
            <math:mi>k</math:mi>
            <math:mo math:stretchy="false">)</math:mo>
          </math:mrow>
          <math:mo math:stretchy="false">×</math:mo>
          <math:mi math:fontstyle="italic">plev</math:mi>
        </math:mrow>
        <math:mrow>
          <math:mo math:stretchy="false">(</math:mo>
          <math:mrow>
            <math:mi>k</math:mi>
            <math:mo math:stretchy="false">+</math:mo>
            <math:mn>1</math:mn>
          </math:mrow>
          <math:mo math:stretchy="false">)</math:mo>
        </math:mrow>
      </math:mrow>
    </math:msqrt>
    <math:annotation math:encoding="StarMath 5.0">sqrt{plev(k) times plev(k+1)} </math:annotation>
  </math:semantics>
</math:math>
</file>